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officeooo:rsid="00203b57" officeooo:paragraph-rsid="00203b57"/>
    </style:style>
    <style:style style:name="P2" style:family="paragraph" style:parent-style-name="Standard">
      <style:text-properties officeooo:rsid="001c4dd1" officeooo:paragraph-rsid="001c4dd1"/>
    </style:style>
    <style:style style:name="T1" style:family="text">
      <style:text-properties style:font-name="sans-serif" officeooo:rsid="001eccbe"/>
    </style:style>
    <style:style style:name="T2" style:family="text">
      <style:text-properties style:font-name="sans-serif" fo:font-style="italic" officeooo:rsid="001eccbe" style:font-style-asian="italic" style:font-style-complex="italic"/>
    </style:style>
    <style:style style:name="T3" style:family="text">
      <style:text-properties style:text-position="super 58%" style:font-name="sans-serif" officeooo:rsid="001eccbe"/>
    </style:style>
    <style:style style:name="T4" style:family="text">
      <style:text-properties officeooo:rsid="0021ebac"/>
    </style:style>
    <style:style style:name="T5" style:family="text">
      <style:text-properties officeooo:rsid="0022eeb4"/>
    </style:style>
    <style:style style:name="T6" style:family="text">
      <style:text-properties style:text-underline-style="solid" style:text-underline-width="auto" style:text-underline-color="font-color" officeooo:rsid="0022eeb4"/>
    </style:style>
    <style:style style:name="T7" style:family="text">
      <style:text-properties style:text-underline-style="none" officeooo:rsid="0022eeb4"/>
    </style:style>
    <style:style style:name="T8" style:family="text">
      <style:text-properties fo:color="#000080" loext:opacity="100%" fo:language="zxx" fo:country="none" style:text-underline-style="none" officeooo:rsid="0022eeb4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meta_3e_">Titre :<text:tab/>Le <text:span text:style-name="T2">Quichotte</text:span><text:span text:style-name="T1"> au XVIII</text:span><text:span text:style-name="T3">e</text:span><text:span text:style-name="T1"> siècle</text:span><text:span text:style-name="T1"><text:note text:id="ftn0" text:note-class="footnote"><text:note-citation>1</text:note-citation><text:note-body><text:p text:style-name="P1">C’est une idée très con de mettre une note en &lt;teiHeader&gt; mais c’est pou<text:span text:style-name="T4">r </text:span>voir si ça marche.</text:p></text:note-body></text:note></text:span></text:p>
      <text:p text:style-name="_3c_meta_3e_">Auteur :<text:tab/>Schopenhauer</text:p>
      <text:p text:style-name="_3c_meta_3e_">Date :<text:tab/>1819</text:p>
      <text:p text:style-name="Standard"/>
      <text:p text:style-name="P2">Les métadonnées ci-dessus <text:span text:style-name="T5">seront réinsérées à la place de repectivement {titre}, {auteur}, {date} dans desc_chine.xm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C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3c_meta_3e_" style:display-name="&lt;meta&gt;" style:family="paragraph" style:parent-style-name="Standard">
      <loext:graphic-properties draw:fill="solid" draw:fill-color="#cccccc"/>
      <style:paragraph-properties fo:background-color="#cccccc"/>
      <style:text-properties style:font-name="sans-serif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0T10:46:43.041000000</dc:date>
    <meta:editing-duration>PT24M46S</meta:editing-duration>
    <meta:editing-cycles>5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5" meta:word-count="46" meta:character-count="279" meta:non-whitespace-character-count="238"/>
  </office:meta>
</office:document-meta>
</file>